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01be" officeooo:paragraph-rsid="001401be"/>
    </style:style>
    <style:style style:name="P2" style:family="paragraph" style:parent-style-name="Standard">
      <style:text-properties officeooo:rsid="001401be" officeooo:paragraph-rsid="001556d6"/>
    </style:style>
    <style:style style:name="P3" style:family="paragraph" style:parent-style-name="Standard">
      <style:text-properties officeooo:rsid="001401be" officeooo:paragraph-rsid="0017370a"/>
    </style:style>
    <style:style style:name="P4" style:family="paragraph" style:parent-style-name="Standard">
      <style:text-properties officeooo:rsid="001401be" officeooo:paragraph-rsid="0017a0e7"/>
    </style:style>
    <style:style style:name="P5" style:family="paragraph" style:parent-style-name="Standard">
      <style:text-properties officeooo:rsid="0016474f" officeooo:paragraph-rsid="0016474f"/>
    </style:style>
    <style:style style:name="P6" style:family="paragraph" style:parent-style-name="Standard">
      <style:text-properties officeooo:rsid="0017370a" officeooo:paragraph-rsid="0017370a"/>
    </style:style>
    <style:style style:name="P7" style:family="paragraph" style:parent-style-name="Standard">
      <style:text-properties officeooo:rsid="001556d6" officeooo:paragraph-rsid="001556d6"/>
    </style:style>
    <style:style style:name="P8" style:family="paragraph" style:parent-style-name="Standard">
      <style:text-properties officeooo:rsid="001556d6" officeooo:paragraph-rsid="00173f5f"/>
    </style:style>
    <style:style style:name="P9" style:family="paragraph" style:parent-style-name="Standard">
      <style:text-properties officeooo:rsid="00173f5f" officeooo:paragraph-rsid="00173f5f"/>
    </style:style>
    <style:style style:name="P10" style:family="paragraph" style:parent-style-name="Standard">
      <style:text-properties officeooo:rsid="0017a0e7" officeooo:paragraph-rsid="0017a0e7"/>
    </style:style>
    <style:style style:name="T1" style:family="text">
      <style:text-properties officeooo:rsid="001556d6"/>
    </style:style>
    <style:style style:name="T2" style:family="text">
      <style:text-properties officeooo:rsid="0017370a"/>
    </style:style>
    <style:style style:name="T3" style:family="text">
      <style:text-properties officeooo:rsid="00173f5f"/>
    </style:style>
    <style:style style:name="T4" style:family="text">
      <style:text-properties officeooo:rsid="0017a0e7"/>
    </style:style>
    <style:style style:name="T5" style:family="text">
      <style:text-properties officeooo:rsid="001401be"/>
    </style:style>
    <style:style style:name="T6" style:family="text">
      <style:text-properties officeooo:rsid="00197c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Пора, пожалуй, и честь знать — пришло время заэпиложиться.</text:p>
      <text:p text:style-name="P9">Привычно качнуло плавным рывком двинувшегося состава</text:p>
      <text:p text:style-name="P7">Всё было позади, впереди было — всё.</text:p>
      <text:p text:style-name="P7">- <text:span text:style-name="T3">Тридцать три года?- сказал я однажды полузнакомому саксофонисту.- Так тебе пора начинать творить чудеса.</text:span></text:p>
      <text:p text:style-name="P7">- <text:span text:style-name="T3">Чудес я уже столько натворил,- было его ответом,- что вряд ли успею отсидеть за все.</text:span></text:p>
      <text:p text:style-name="P9">Я думал, что еду в Баку — устраиваться каменщиком четвёртого разряда, чтобы без помех переводить «Улиса».</text:p>
      <text:p text:style-name="P9">Как оказалось, я ехал в Нагорный Карабах с его войной за независимость и прочими вытекающими последствиями.</text:p>
      <text:p text:style-name="P9">Однако, за окнами вагона всё ещё неслись пейзажи 1987-го, <text:span text:style-name="T6">последнего</text:span> мирного года. До развала нерушимого Союза республик свободных оставалось два года.</text:p>
      <text:p text:style-name="P9">Нынче мне талдычат, что и в том году новая эпоха уже <text:s/>витала в воздухе. Извините, не унюхал.</text:p>
      <text:p text:style-name="P9">Ещё в Ветхом завете сказано: «...что было, то и будет...», а В. Даль в своём словаре записал тоже самое на нормальном, людском языке — «хрен редьки не слаще». Но, спрашивается, хоть кому-то помогли эти мудрости?</text:p>
      <text:p text:style-name="P9">Что-то опять меня занесло на всякие эпохи с филологией. <text:span text:style-name="T4">В конце концов, это частное письмо отца к своей дочери, местами даже дидактическое, ну, в некотором роде. Так что пора уже и о себе...</text:span></text:p>
      <text:p text:style-name="P9"><text:tab/><text:tab/>...<text:span text:style-name="T4">а о себе, доченька, могу сообщить, что...</text:span></text:p>
      <text:p text:style-name="P10">сказанное кем-то и когда-то «я<text:span text:style-name="T5"> знаю, что я ничего не знаю» <text:s/></text:span><text:s/>— это совсем не про меня; хоть <text:s/><text:span text:style-name="T5"><text:s text:c="2"/>я </text:span>и сам, бывало, умничал этим перлом<text:span text:style-name="T5">, </text:span>потому что<text:span text:style-name="T5"> нынче у меня серьёзные сомнения относительно даже </text:span>и <text:span text:style-name="T5">столь незначительной толики знания.</text:span></text:p>
      <text:p text:style-name="P4">Я сомневаюсь, что знаю хоть что-нибудь <text:span text:style-name="T4">—</text:span> пусть даже и ничего. </text:p>
      <text:p text:style-name="P4">Несомненно одно <text:span text:style-name="T4">—</text:span> жизнь короче даже, чем ч<text:span text:style-name="T1">ё</text:span>рточка между датой рождения и кончины.</text:p>
      <text:p text:style-name="P4">И мне наплевать, что всем наплевать на мои премудрости, потому что я лучше их всех знаю, что даже после всего что было, после всех своих глупостей и ошибок, после вляпыванья во всяческое и всевозможнейшее дерьмо, я <text:span text:style-name="T4">— </text:span>вс<text:span text:style-name="T1">ё</text:span> тот же наивный лох готовый увязаться в экспедицию к неведомым кудыкиным горам.</text:p>
      <text:p text:style-name="P10">И<text:span text:style-name="T5"> пусть обшивка ни к черту, мачта скрыпит и вся эта скорлупа не переживёт ближайшего шторма </text:span>—<text:span text:style-name="T5"> вперёд!</text:span></text:p>
      <text:p text:style-name="P10">И<text:span text:style-name="T5"> пусть очередная каллисто или пенелопа (не велика разница) вопит, <text:s/>расхрыстав свои прелести, и мечется вдоль линии прибоя <text:s text:c="2"/>— вперёд!... <text:s/></text:span></text:p>
      <text:p text:style-name="P1"><text:s/></text:p>
      <text:p text:style-name="P2">Утешает лишь одно, что оставшийся отрезок ч<text:span text:style-name="T1">ё</text:span>рточки уже меньше пройденного и край различим. Значит — достигнем. </text:p>
      <text:p text:style-name="P2">А хули нам!!</text:p>
      <text:p text:style-name="P1"/>
      <text:p text:style-name="P1">До свиданья, дочка.</text:p>
      <text:p text:style-name="P1">Обнимаю.</text:p>
      <text:p text:style-name="P6">И, раз уж тебе <text:s text:c="2"/>хочется на «Вы» <text:s/>— </text:p>
      <text:p text:style-name="P3">С любовью твои папы <text:span text:style-name="T2">—</text:span> Сергей и Николаевич.</text:p>
      <text:p text:style-name="P5">(и что бы тебе ни говорили — знай: мы жили долго и счастливо и умерли в один день)</text:p>
      <text:p text:style-name="P1"/>
      <text:p text:style-name="P2">P.S.: <text:s/></text:p>
      <text:p text:style-name="P4">а коли родишь ещё и отпрыска мужеска пола — приглядывай! И буде заметишь излишнюю тягу к бумаге, или, там, <text:span text:style-name="T1">к</text:span> набору текста в компьютере, то заверни его в белу тряпицу, да брось в быстру реченьку — он же тебе потом спасибо скажет</text:p>
      <text:p text:style-name="P1"/>
      <text:p text:style-name="P1">-------</text:p>
      <text:p text:style-name="P1">ночь с 20 на 21 августа 2007 г., р. Варáнда</text:p>
      <text:p text:style-name="P1"><text:soft-page-break/></text:p>
      <text:p text:style-name="P1"/>
      <text:p text:style-name="P1"/>
      <text:p text:style-name="P1">на трубопроводе возле Хнзристана мальчик в спортивке - вечером тžща объявила, илишь 20 летспустя узнал о том, что у него былблизнец</text:p>
      <text:p text:style-name="P1">Разница между молодостью и старостью. В старости помимо одоления внешней материи приходится бороться и со своей, составляющей тебя самого.</text:p>
      <text:p text:style-name="P1"/>
      <text:p text:style-name="P1">Девки жестокие твари - меня студента на 2 курсе уговорили (Тупого лося) пообъясняться в любви самой незавидной девушке на курсе (ага). Она не верила и просила отстать. Потом они поехали на картошку и два местных хлопа подрались в клубе на ножах за неž - у девок и очи рогом полезли.</text:p>
      <text:p text:style-name="P1"/>
      <text:p text:style-name="P1"/>
      <text:p text:style-name="P1">Беда старости в том, что не получает уж прежней радости от радостей жизни - я так и не сумел себя заставить зайти в воду на речном пляже в Конотопе. А пацаном после получасового купания с восторгом последовал за приятелями, что только-только решили искупаться.</text:p>
      <text:p text:style-name="P1">Летом внучки мои день за днем отправлялись на купания, отец мой боялся что Илона начнет заниматься сексом (просветился крестьянский сын), а она мне сказала, что хочет замуж. Я ответил, что бабка в ее возрасте вышла за мен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4-08T15:08:46.822466592</meta:creation-date>
    <dc:date>2016-06-05T12:00:50.733706469</dc:date>
    <dc:creator>sehrguey </dc:creator>
    <meta:editing-duration>PT36M25S</meta:editing-duration>
    <meta:editing-cycles>6</meta:editing-cycles>
    <meta:generator>LibreOffice/4.3.3.2$Linux_x86 LibreOffice_project/430m0$Build-2</meta:generator>
    <meta:document-statistic meta:table-count="0" meta:image-count="0" meta:object-count="0" meta:page-count="2" meta:paragraph-count="35" meta:word-count="614" meta:character-count="3783" meta:non-whitespace-character-count="3165"/>
  </office:meta>
</office:document-meta>
</file>